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5cm" fo:min-width="1.68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4cm" fo:min-width="0.37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24cm" fo:min-width="0.74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424cm" fo:min-width="0.959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33cm" fo:min-width="0.816cm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8cm" fo:min-width="0.678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6cm" fo:min-width="0.142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24cm" fo:min-width="1.00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183cm" svg:height="1.125cm" svg:x="2.646cm" svg:y="3.862cm">
          <text:p text:style-name="P1">导演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31cm" svg:height="0.834cm" svg:x="1.071cm" svg:y="4.00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757cm" svg:height="0.952cm" svg:x="2.859cm" svg:y="5.501cm">
          <text:p text:style-name="P1">姓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302cm" svg:y1="4.424cm" svg:x2="2.646cm" svg:y2="4.424cm" draw:start-shape="id1" draw:start-glue-point="10" draw:end-shape="id2" draw:end-glue-point="3" svg:d="M2302 4424h344" svg:viewBox="0 0 345 1">
          <text:p/>
        </draw:connector>
        <draw:connector draw:style-name="gr4" draw:text-style-name="P3" draw:layer="layout" draw:type="line" svg:x1="3.738cm" svg:y1="5.501cm" svg:x2="3.737cm" svg:y2="4.987cm" draw:start-shape="id3" draw:start-glue-point="4" draw:end-shape="id2" draw:end-glue-point="2" svg:d="M3738 5501l-1-514" svg:viewBox="0 0 2 515">
          <text:p/>
        </draw:connector>
        <draw:custom-shape draw:style-name="gr1" draw:text-style-name="P2" xml:id="id17" draw:id="id17" draw:layer="layout" svg:width="2.183cm" svg:height="1.125cm" svg:x="8.712cm" svg:y="3.862cm">
          <text:p text:style-name="P1">电影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83cm" svg:height="1.125cm" svg:x="15.945cm" svg:y="3.862cm">
          <text:p text:style-name="P1">主演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31cm" svg:height="0.834cm" svg:x="18.57cm" svg:y="4.00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757cm" svg:height="0.952cm" svg:x="16.158cm" svg:y="5.502cm">
          <text:p text:style-name="P1">姓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8.57cm" svg:y1="4.424cm" svg:x2="18.128cm" svg:y2="4.424cm" draw:start-shape="id4" draw:start-glue-point="6" draw:end-shape="id5" draw:end-glue-point="1" svg:d="M18570 4424h-442" svg:viewBox="0 0 443 1">
          <text:p/>
        </draw:connector>
        <draw:connector draw:style-name="gr4" draw:text-style-name="P3" draw:layer="layout" draw:type="line" svg:x1="17.037cm" svg:y1="5.502cm" svg:x2="17.036cm" svg:y2="4.987cm" draw:start-shape="id6" draw:start-glue-point="4" draw:end-shape="id5" draw:end-glue-point="2" svg:d="M17037 5502l-1-515" svg:viewBox="0 0 2 516">
          <text:p/>
        </draw:connector>
        <draw:custom-shape draw:style-name="gr1" draw:text-style-name="P2" xml:id="id8" draw:id="id8" draw:layer="layout" svg:width="2.183cm" svg:height="1.125cm" svg:x="5.812cm" svg:y="10.971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061cm" svg:height="0.952cm" svg:x="2.95cm" svg:y="11.057cm">
          <text:p text:style-name="P1">用户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757cm" svg:height="0.952cm" svg:x="2.745cm" svg:y="9.619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061cm" svg:height="0.952cm" svg:x="2.607cm" svg:y="12.289cm">
          <text:p text:style-name="P1">密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2.061cm" svg:height="0.952cm" svg:x="4.709cm" svg:y="13.317cm">
          <text:p text:style-name="P1">性别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2.061cm" svg:height="0.952cm" svg:x="5.881cm" svg:y="14.376cm">
          <text:p text:style-name="P1">年龄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011cm" svg:y1="11.533cm" svg:x2="5.812cm" svg:y2="11.533cm" draw:start-shape="id7" draw:start-glue-point="10" draw:end-shape="id8" draw:end-glue-point="3" svg:d="M5011 11533h801" svg:viewBox="0 0 802 1">
          <text:p/>
        </draw:connector>
        <draw:connector draw:style-name="gr4" draw:text-style-name="P3" draw:layer="layout" draw:type="line" svg:x1="4.367cm" svg:y1="12.428cm" svg:x2="5.812cm" svg:y2="11.533cm" draw:start-shape="id9" draw:start-glue-point="11" draw:end-shape="id8" draw:end-glue-point="3" svg:d="M4367 12428l1445-895" svg:viewBox="0 0 1446 896">
          <text:p/>
        </draw:connector>
        <draw:connector draw:style-name="gr4" draw:text-style-name="P3" draw:layer="layout" draw:type="line" svg:x1="5.74cm" svg:y1="13.317cm" svg:x2="6.903cm" svg:y2="12.096cm" draw:start-shape="id10" draw:start-glue-point="4" draw:end-shape="id8" draw:end-glue-point="2" svg:d="M5740 13317l1163-1221" svg:viewBox="0 0 1164 1222">
          <text:p/>
        </draw:connector>
        <draw:connector draw:style-name="gr4" draw:text-style-name="P3" draw:layer="layout" draw:type="line" svg:x1="6.912cm" svg:y1="14.376cm" svg:x2="6.903cm" svg:y2="12.096cm" draw:start-shape="id11" draw:start-glue-point="4" draw:end-shape="id8" draw:end-glue-point="2" svg:d="M6912 14376l-9-2280" svg:viewBox="0 0 10 2281">
          <text:p/>
        </draw:connector>
        <draw:connector draw:style-name="gr4" draw:text-style-name="P3" draw:layer="layout" draw:type="line" svg:x1="4.245cm" svg:y1="10.432cm" svg:x2="5.812cm" svg:y2="11.533cm" draw:start-shape="id12" draw:start-glue-point="9" draw:end-shape="id8" draw:end-glue-point="3" svg:d="M4245 10432l1567 1101" svg:viewBox="0 0 1568 1102">
          <text:p/>
        </draw:connector>
        <draw:custom-shape draw:style-name="gr1" draw:text-style-name="P2" xml:id="id14" draw:id="id14" draw:layer="layout" svg:width="2.183cm" svg:height="1.125cm" svg:x="11.869cm" svg:y="10.971cm">
          <text:p text:style-name="P1">收藏夹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1.757cm" svg:height="0.952cm" svg:x="12.082cm" svg:y="12.8cm">
          <text:p text:style-name="P1">名字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1cm" svg:y1="12.8cm" svg:x2="12.96cm" svg:y2="12.096cm" draw:start-shape="id13" draw:start-glue-point="4" draw:end-shape="id14" draw:end-glue-point="2" svg:d="M12961 12800l-1-704" svg:viewBox="0 0 2 705">
          <text:p/>
        </draw:connector>
        <draw:custom-shape draw:style-name="gr6" draw:text-style-name="P2" xml:id="id15" draw:id="id15" draw:layer="layout" svg:width="2.632cm" svg:height="1.165cm" svg:x="8.572cm" svg:y="10.951cm">
          <text:p text:style-name="P1">创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7.995cm" svg:y1="11.533cm" svg:x2="8.572cm" svg:y2="11.534cm" draw:start-shape="id8" draw:start-glue-point="1" draw:end-shape="id15" draw:end-glue-point="5" svg:d="M7995 11533l577 1" svg:viewBox="0 0 578 2">
          <text:p text:style-name="P1">1</text:p>
        </draw:connector>
        <draw:connector draw:style-name="gr7" draw:text-style-name="P3" draw:layer="layout" draw:type="line" svg:x1="11.204cm" svg:y1="11.534cm" svg:x2="11.869cm" svg:y2="11.533cm" draw:start-shape="id15" draw:start-glue-point="7" draw:end-shape="id14" draw:end-glue-point="3" svg:d="M11204 11534l665-1" svg:viewBox="0 0 666 2">
          <text:p text:style-name="P1">n</text:p>
        </draw:connector>
        <draw:custom-shape draw:style-name="gr3" draw:text-style-name="P2" xml:id="id18" draw:id="id18" draw:layer="layout" svg:width="1.757cm" svg:height="0.952cm" svg:x="10.79cm" svg:y="1.356cm">
          <text:p text:style-name="P1">片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1.757cm" svg:height="0.952cm" svg:x="11.576cm" svg:y="2.254cm">
          <text:p text:style-name="P1">类型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757cm" svg:height="0.952cm" svg:x="6.006cm" svg:y="2.216cm">
          <text:p text:style-name="P1">年代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757cm" svg:height="0.952cm" svg:x="3.628cm" svg:y="8.353cm">
          <text:p text:style-name="P1">评分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1.757cm" svg:height="0.952cm" svg:x="3.638cm" svg:y="6.856cm">
          <text:p text:style-name="P1">评论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506cm" svg:y1="3.029cm" svg:x2="9.803cm" svg:y2="3.862cm" draw:start-shape="id16" draw:start-glue-point="9" draw:end-shape="id17" draw:end-glue-point="0" svg:d="M7506 3029l2297 833" svg:viewBox="0 0 2298 834">
          <text:p/>
        </draw:connector>
        <draw:connector draw:style-name="gr4" draw:text-style-name="P3" draw:layer="layout" draw:type="line" svg:x1="11.047cm" svg:y1="2.169cm" svg:x2="9.803cm" svg:y2="3.862cm" draw:start-shape="id18" draw:start-glue-point="7" draw:end-shape="id17" draw:end-glue-point="0" svg:d="M11047 2169l-1244 1693" svg:viewBox="0 0 1245 1694">
          <text:p/>
        </draw:connector>
        <draw:connector draw:style-name="gr4" draw:text-style-name="P3" draw:layer="layout" draw:type="line" svg:x1="11.833cm" svg:y1="3.067cm" svg:x2="9.803cm" svg:y2="3.862cm" draw:start-shape="id19" draw:start-glue-point="7" draw:end-shape="id17" draw:end-glue-point="0" svg:d="M11833 3067l-2030 795" svg:viewBox="0 0 2031 796">
          <text:p/>
        </draw:connector>
        <draw:connector draw:style-name="gr4" draw:text-style-name="P3" draw:layer="layout" draw:type="line" svg:x1="5.128cm" svg:y1="8.492cm" svg:x2="6.319cm" svg:y2="8.119cm" draw:start-shape="id20" draw:start-glue-point="11" draw:end-shape="id21" draw:end-glue-point="5" svg:d="M5128 8492l1191-373" svg:viewBox="0 0 1192 374">
          <text:p/>
        </draw:connector>
        <draw:connector draw:style-name="gr4" draw:text-style-name="P3" draw:layer="layout" draw:type="line" svg:x1="5.138cm" svg:y1="7.669cm" svg:x2="6.319cm" svg:y2="8.119cm" draw:start-shape="id22" draw:start-glue-point="9" draw:end-shape="id21" draw:end-glue-point="5" svg:d="M5138 7669l1181 450" svg:viewBox="0 0 1182 451">
          <text:p/>
        </draw:connector>
        <draw:custom-shape draw:style-name="gr8" draw:text-style-name="P2" xml:id="id23" draw:id="id23" draw:layer="layout" svg:width="2.355cm" svg:height="0.86cm" svg:x="5.417cm" svg:y="3.994cm">
          <text:p text:style-name="P1">执导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4.829cm" svg:y1="4.424cm" svg:x2="5.417cm" svg:y2="4.424cm" draw:start-shape="id2" draw:start-glue-point="1" draw:end-shape="id23" draw:end-glue-point="5" svg:d="M4829 4424h588" svg:viewBox="0 0 589 1">
          <text:p text:style-name="P1">n</text:p>
        </draw:connector>
        <draw:connector draw:style-name="gr7" draw:text-style-name="P3" draw:layer="layout" draw:type="line" svg:x1="7.772cm" svg:y1="4.424cm" svg:x2="8.712cm" svg:y2="4.424cm" draw:start-shape="id23" draw:start-glue-point="7" draw:end-shape="id17" draw:end-glue-point="3" svg:d="M7772 4424h940" svg:viewBox="0 0 941 1">
          <text:p text:style-name="P1">n</text:p>
        </draw:connector>
        <draw:custom-shape draw:style-name="gr8" draw:text-style-name="P2" xml:id="id24" draw:id="id24" draw:layer="layout" svg:width="2.355cm" svg:height="0.86cm" svg:x="12.417cm" svg:y="3.994cm">
          <text:p text:style-name="P1">出演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0.895cm" svg:y1="4.424cm" svg:x2="12.417cm" svg:y2="4.424cm" draw:start-shape="id17" draw:start-glue-point="1" draw:end-shape="id24" draw:end-glue-point="5" svg:d="M10895 4424h1522" svg:viewBox="0 0 1523 1">
          <text:p text:style-name="P1">n</text:p>
        </draw:connector>
        <draw:connector draw:style-name="gr7" draw:text-style-name="P3" draw:layer="layout" draw:type="line" svg:x1="14.772cm" svg:y1="4.424cm" svg:x2="15.945cm" svg:y2="4.424cm" draw:start-shape="id24" draw:start-glue-point="7" draw:end-shape="id5" draw:end-glue-point="3" svg:d="M14772 4424h1173" svg:viewBox="0 0 1174 1">
          <text:p text:style-name="P1">n</text:p>
        </draw:connector>
        <draw:custom-shape draw:style-name="gr9" draw:text-style-name="P2" xml:id="id25" draw:id="id25" draw:layer="layout" svg:width="1.283cm" svg:height="2.672cm" svg:x="12.319cm" svg:y="6.782cm">
          <text:p text:style-name="P1">包含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2.961cm" svg:y1="9.454cm" svg:x2="12.96cm" svg:y2="10.971cm" draw:start-shape="id25" draw:start-glue-point="6" draw:end-shape="id14" draw:end-glue-point="0" svg:d="M12961 9454l-1 1517" svg:viewBox="0 0 2 1518">
          <text:p text:style-name="P1">n</text:p>
        </draw:connector>
        <draw:connector draw:style-name="gr7" draw:text-style-name="P3" draw:layer="layout" draw:type="line" svg:x1="12.961cm" svg:y1="6.782cm" svg:x2="9.803cm" svg:y2="4.987cm" draw:start-shape="id25" draw:start-glue-point="4" draw:end-shape="id17" draw:end-glue-point="2" svg:d="M12961 6782l-3158-1795" svg:viewBox="0 0 3159 1796">
          <text:p text:style-name="P1">n</text:p>
        </draw:connector>
        <draw:custom-shape draw:style-name="gr3" draw:text-style-name="P2" xml:id="id26" draw:id="id26" draw:layer="layout" svg:width="1.757cm" svg:height="0.952cm" svg:x="8.912cm" svg:y="1.32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791cm" svg:y1="2.273cm" svg:x2="9.803cm" svg:y2="3.862cm" draw:start-shape="id26" draw:start-glue-point="8" draw:end-shape="id17" draw:end-glue-point="0" svg:d="M9791 2273l12 1589" svg:viewBox="0 0 13 1590">
          <text:p/>
        </draw:connector>
        <draw:custom-shape draw:style-name="gr10" draw:text-style-name="P2" xml:id="id27" draw:id="id27" draw:layer="layout" svg:width="2.122cm" svg:height="0.952cm" svg:x="14.771cm" svg:y="12.816cm">
          <text:p text:style-name="P1">包含电影个数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cm" svg:y1="12.096cm" svg:x2="15.081cm" svg:y2="12.955cm" draw:start-shape="id14" draw:start-glue-point="2" draw:end-shape="id27" draw:end-glue-point="5" svg:d="M12960 12096l2121 859" svg:viewBox="0 0 2122 860">
          <text:p/>
        </draw:connector>
        <draw:connector draw:style-name="gr4" draw:text-style-name="P3" draw:layer="layout" draw:type="line" svg:x1="13.602cm" svg:y1="8.118cm" svg:x2="14.359cm" svg:y2="8.096cm" draw:start-shape="id25" draw:start-glue-point="7" draw:end-shape="id28" draw:end-glue-point="6" svg:d="M13602 8118l757-22" svg:viewBox="0 0 758 23">
          <text:p/>
        </draw:connector>
        <draw:custom-shape draw:style-name="gr3" draw:text-style-name="P2" xml:id="id28" draw:id="id28" draw:layer="layout" svg:width="1.757cm" svg:height="0.952cm" svg:x="14.359cm" svg:y="7.62cm">
          <text:p text:style-name="P1">时间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757cm" svg:height="0.952cm" svg:x="7.019cm" svg:y="1.361cm">
          <text:p text:style-name="P1">拍摄国家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03cm" svg:y1="3.862cm" svg:x2="8.519cm" svg:y2="2.174cm" draw:start-shape="id17" draw:start-glue-point="0" draw:end-shape="id29" draw:end-glue-point="9" svg:d="M9803 3862l-1284-1688" svg:viewBox="0 0 1285 1689">
          <text:p/>
        </draw:connector>
        <draw:custom-shape draw:style-name="gr3" draw:text-style-name="P2" xml:id="id30" draw:id="id30" draw:layer="layout" svg:width="1.757cm" svg:height="0.952cm" svg:x="15.223cm" svg:y="11.04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052cm" svg:y1="11.533cm" svg:x2="15.223cm" svg:y2="11.518cm" draw:start-shape="id14" draw:start-glue-point="1" draw:end-shape="id30" draw:end-glue-point="6" svg:d="M14052 11533l1171-15" svg:viewBox="0 0 1172 16">
          <text:p/>
        </draw:connector>
        <draw:custom-shape draw:style-name="gr9" draw:text-style-name="P2" xml:id="id21" draw:id="id21" draw:layer="layout" svg:width="1.283cm" svg:height="2.672cm" svg:x="6.319cm" svg:y="6.783cm">
          <text:p text:style-name="P1">评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6.903cm" svg:y1="10.971cm" svg:x2="6.961cm" svg:y2="9.455cm" draw:start-shape="id8" draw:start-glue-point="0" draw:end-shape="id21" draw:end-glue-point="6" svg:d="M6903 10971l58-1516" svg:viewBox="0 0 59 1517">
          <text:p text:style-name="P1">1</text:p>
        </draw:connector>
        <draw:connector draw:style-name="gr7" draw:text-style-name="P3" draw:layer="layout" draw:type="line" svg:x1="6.961cm" svg:y1="6.783cm" svg:x2="9.803cm" svg:y2="4.987cm" draw:start-shape="id21" draw:start-glue-point="4" draw:end-shape="id17" draw:end-glue-point="2" svg:d="M6961 6783l2842-1796" svg:viewBox="0 0 2843 1797">
          <text:p text:style-name="P1">n</text:p>
        </draw:connector>
        <draw:custom-shape draw:style-name="gr3" draw:text-style-name="P2" xml:id="id31" draw:id="id31" draw:layer="layout" svg:width="1.757cm" svg:height="0.952cm" svg:x="8.912cm" svg:y="5.922cm">
          <text:p text:style-name="P1">封面</text:p>
          <text:p text:style-name="P1">链接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9.791cm" svg:y1="5.922cm" svg:x2="9.803cm" svg:y2="4.987cm" draw:start-shape="id31" draw:start-glue-point="4" draw:end-shape="id17" svg:d="M9791 5922l12-935" svg:viewBox="0 0 13 9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9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5:08:13.671357648</meta:creation-date>
    <dc:date>2025-01-02T22:01:19.178762125</dc:date>
    <meta:editing-duration>PT2H15M42S</meta:editing-duration>
    <meta:editing-cycles>25</meta:editing-cycles>
    <meta:generator>LibreOffice/24.2.7.2$Linux_X86_64 LibreOffice_project/420$Build-2</meta:generator>
    <meta:document-statistic meta:object-count="62"/>
  </office:meta>
</office:document-meta>
</file>